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375in" fo:margin-left="-0.0417in" fo:margin-top="0in" fo:margin-bottom="0in" table:align="left"/>
    </style:style>
    <style:style style:name="Table1.A" style:family="table-column">
      <style:table-column-properties style:column-width="1.6889in"/>
    </style:style>
    <style:style style:name="Table1.B" style:family="table-column">
      <style:table-column-properties style:column-width="1.4361in"/>
    </style:style>
    <style:style style:name="Table1.D" style:family="table-column">
      <style:table-column-properties style:column-width="1.376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9306in" fo:margin-left="-0.0417in" fo:margin-top="0in" fo:margin-bottom="0in" table:align="left"/>
    </style:style>
    <style:style style:name="Table2.A" style:family="table-column">
      <style:table-column-properties style:column-width="2.5076in"/>
    </style:style>
    <style:style style:name="Table2.B" style:family="table-column">
      <style:table-column-properties style:column-width="2.4222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2" style:family="table-row">
      <style:table-row-properties style:min-row-height="0.2083in" fo:keep-together="auto"/>
    </style:style>
    <style:style style:name="Table3" style:family="table">
      <style:table-properties style:width="4.9306in" fo:margin-left="-0.0417in" fo:margin-top="0in" fo:margin-bottom="0in" table:align="left"/>
    </style:style>
    <style:style style:name="Table3.A" style:family="table-column">
      <style:table-column-properties style:column-width="2.5076in"/>
    </style:style>
    <style:style style:name="Table3.B" style:family="table-column">
      <style:table-column-properties style:column-width="2.4222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3.2" style:family="table-row">
      <style:table-row-properties style:min-row-height="0.2083in" fo:keep-together="auto"/>
    </style:style>
    <style:style style:name="P1" style:family="paragraph" style:parent-style-name="Standard">
      <style:text-properties officeooo:rsid="001d9e20" officeooo:paragraph-rsid="001d9e20"/>
    </style:style>
    <style:style style:name="P2" style:family="paragraph" style:parent-style-name="Standard">
      <style:text-properties officeooo:rsid="001d9e20" officeooo:paragraph-rsid="001df874"/>
    </style:style>
    <style:style style:name="P3" style:family="paragraph" style:parent-style-name="Standard">
      <style:text-properties officeooo:rsid="001d9e20" officeooo:paragraph-rsid="00208f87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8pt" style:font-size-asian="8pt" style:font-size-complex="8pt"/>
    </style:style>
    <style:style style:name="P6" style:family="paragraph" style:parent-style-name="Standard">
      <style:text-properties officeooo:rsid="00213705" officeooo:paragraph-rsid="00213705"/>
    </style:style>
    <style:style style:name="P7" style:family="paragraph" style:parent-style-name="Standard">
      <style:text-properties officeooo:rsid="00213705" officeooo:paragraph-rsid="002255ac"/>
    </style:style>
    <style:style style:name="P8" style:family="paragraph" style:parent-style-name="Standard">
      <style:text-properties officeooo:rsid="00213705" officeooo:paragraph-rsid="00243816"/>
    </style:style>
    <style:style style:name="T1" style:family="text">
      <style:text-properties officeooo:rsid="001d9e20"/>
    </style:style>
    <style:style style:name="T2" style:family="text">
      <style:text-properties officeooo:rsid="001df874"/>
    </style:style>
    <style:style style:name="T3" style:family="text">
      <style:text-properties officeooo:rsid="00208f87"/>
    </style:style>
    <style:style style:name="T4" style:family="text">
      <style:text-properties officeooo:rsid="00213705"/>
    </style:style>
    <style:style style:name="T5" style:family="text">
      <style:text-properties officeooo:rsid="002255ac"/>
    </style:style>
    <style:style style:name="T6" style:family="text">
      <style:text-properties officeooo:rsid="00243816"/>
    </style:style>
    <style:style style:name="T7" style:family="text">
      <style:text-properties officeooo:rsid="0024b8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itle: </text:span>Displaying and Describing Categorical Data</text:p>
      <text:p text:style-name="Standard"/>
      <text:p text:style-name="P1">## Introduction</text:p>
      <text:p text:style-name="P1">- We have already defined categorical data.</text:p>
      <text:p text:style-name="P1"/>
      <text:p text:style-name="P1">- Categorical data falls into two categories: ordinal vs nominal.</text:p>
      <text:p text:style-name="P1"/>
      <text:p text:style-name="P1">- Again, we have seen that to summarise categorical data, we use frequency tables or contigency tables.</text:p>
      <text:p text:style-name="P1"/>
      <text:p text:style-name="P1">- We beriefly review frequency tables.</text:p>
      <text:p text:style-name="P1"/>
      <text:p text:style-name="P1">## Frequency Tables</text:p>
      <text:p text:style-name="P2">- A frequency table records the counts for each of the categories of the variable.</text:p>
      <text:p text:style-name="P2"/>
      <text:p text:style-name="P2">- <text:span text:style-name="T2">These are the pure frequency tables</text:span></text:p>
      <text:p text:style-name="P2"/>
      <text:p text:style-name="P2">- Some tables report percentages. <text:span text:style-name="T2">These are RELATIVE frequency tables.</text:span></text:p>
      <text:p text:style-name="P2"/>
      <text:p text:style-name="P2">- <text:span text:style-name="T2">M</text:span>any <text:span text:style-name="T2">tables also </text:span>report both <text:span text:style-name="T2">counts and percentages</text:span>.</text:p>
      <text:p text:style-name="P2"/>
      <text:p text:style-name="P2">## Frequency Tables</text:p>
      <text:p text:style-name="P2">- <text:span text:style-name="T2">Example:</text:span></text:p>
      <text:p text:style-name="P2"/>
      <text:p text:style-name="P2">- <text:span text:style-name="T2">We asked 40 people whether they watch soap operas on TV because they are interested in the program itself or due to peer pressure.</text:span></text:p>
      <text:p text:style-name="P2"/>
      <text:p text:style-name="P2">- <text:span text:style-name="T2">There are four answers: I like the programs, I watch die to peer pressure, I do not watch, I don’t know.</text:span></text:p>
      <text:p text:style-name="P2">;</text:p>
      <text:p text:style-name="P2">- <text:span text:style-name="T2">The results of the poll are as follows; </text:span><text:span text:style-name="T7">See the data in the file </text:span></text:p>
      <text:p text:style-name="P2"/>
      <text:p text:style-name="P2">## Frequency Tables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do not watch, </text:p>
          </table:table-cell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don’t know</text:p>
          </table:table-cell>
        </table:table-row>
        <table:table-row table:style-name="Table1.1"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do not watch, </text:p>
          </table:table-cell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don’t know</text:p>
          </table:table-cell>
        </table:table-row>
        <table:table-row table:style-name="Table1.1">
          <table:table-cell table:style-name="Table1.A1" office:value-type="string">
            <text:p text:style-name="P4">I do not watch, </text:p>
          </table:table-cell>
          <table:table-cell table:style-name="Table1.A1" office:value-type="string">
            <text:p text:style-name="P4">I don’t know</text:p>
          </table:table-cell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like the programs, </text:p>
          </table:table-cell>
        </table:table-row>
        <table:table-row table:style-name="Table1.1">
          <table:table-cell table:style-name="Table1.A1" office:value-type="string">
            <text:p text:style-name="P4">I don’t know</text:p>
          </table:table-cell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do not watch, </text:p>
          </table:table-cell>
        </table:table-row>
        <table:table-row table:style-name="Table1.1"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don’t know</text:p>
          </table:table-cell>
          <table:table-cell table:style-name="Table1.A1" office:value-type="string">
            <text:p text:style-name="P4">I like the programs, </text:p>
          </table:table-cell>
        </table:table-row>
        <table:table-row table:style-name="Table1.1"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do not watch, </text:p>
          </table:table-cell>
        </table:table-row>
        <table:table-row table:style-name="Table1.1"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like the programs, </text:p>
          </table:table-cell>
        </table:table-row>
        <table:table-row table:style-name="Table1.1"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do not watch, </text:p>
          </table:table-cell>
          <table:table-cell table:style-name="Table1.A1" office:value-type="string">
            <text:p text:style-name="P4">I don’t know</text:p>
          </table:table-cell>
        </table:table-row>
        <table:table-row table:style-name="Table1.1"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watch due to peer pressure, </text:p>
          </table:table-cell>
        </table:table-row>
        <table:table-row table:style-name="Table1.1">
          <table:table-cell table:style-name="Table1.A1" office:value-type="string">
            <text:p text:style-name="P4">I like the programs, </text:p>
          </table:table-cell>
          <table:table-cell table:style-name="Table1.A1" office:value-type="string">
            <text:p text:style-name="P4">I watch due to peer pressure, </text:p>
          </table:table-cell>
          <table:table-cell table:style-name="Table1.A1" office:value-type="string">
            <text:p text:style-name="P4">I do not watch, </text:p>
          </table:table-cell>
          <table:table-cell table:style-name="Table1.A1" office:value-type="string">
            <text:p text:style-name="P4">I watch due to peer pressure, </text:p>
          </table:table-cell>
        </table:table-row>
      </table:table>
      <text:p text:style-name="Standard"/>
      <text:p text:style-name="P3">## Frequency Tables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Response</text:p>
          </table:table-cell>
          <table:table-cell table:style-name="Table2.A1" office:value-type="string">
            <text:p text:style-name="P4">Frequency</text:p>
          </table:table-cell>
        </table:table-row>
        <table:table-row table:style-name="Table2.2">
          <table:table-cell table:style-name="Table2.A1" office:value-type="string">
            <text:p text:style-name="P4">I like the programs, </text:p>
          </table:table-cell>
          <table:table-cell table:style-name="Table2.A1" office:value-type="string">
            <text:p text:style-name="P5">15</text:p>
          </table:table-cell>
        </table:table-row>
        <table:table-row table:style-name="Table2.2">
          <table:table-cell table:style-name="Table2.A1" office:value-type="string">
            <text:p text:style-name="P4">I watch due to peer pressure, </text:p>
          </table:table-cell>
          <table:table-cell table:style-name="Table2.A1" office:value-type="string">
            <text:p text:style-name="P5">12</text:p>
          </table:table-cell>
        </table:table-row>
        <table:table-row table:style-name="Table2.2">
          <table:table-cell table:style-name="Table2.A1" office:value-type="string">
            <text:p text:style-name="P4">I don’t know</text:p>
          </table:table-cell>
          <table:table-cell table:style-name="Table2.A1" office:value-type="string">
            <text:p text:style-name="P5">6</text:p>
          </table:table-cell>
        </table:table-row>
        <table:table-row table:style-name="Table2.2">
          <table:table-cell table:style-name="Table2.A1" office:value-type="string">
            <text:p text:style-name="P4">I do not watch, </text:p>
          </table:table-cell>
          <table:table-cell table:style-name="Table2.A1" office:value-type="string">
            <text:p text:style-name="P5">7</text:p>
          </table:table-cell>
        </table:table-row>
      </table:table>
      <text:p text:style-name="Standard"/>
      <text:p text:style-name="P3"><text:soft-page-break/>## Frequency Tables: <text:span text:style-name="T3">Relative frequency tables</text:span></text:p>
      <text:p text:style-name="P3"/>
      <text:p text:style-name="P3">- <text:span text:style-name="T3">We convert the counts to percentages to get relative frequency tables</text:span></text:p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Response</text:p>
          </table:table-cell>
          <table:table-cell table:style-name="Table3.A1" office:value-type="string">
            <text:p text:style-name="P4">Relative Frequency (%)</text:p>
          </table:table-cell>
        </table:table-row>
        <table:table-row table:style-name="Table3.2">
          <table:table-cell table:style-name="Table3.A1" office:value-type="string">
            <text:p text:style-name="P4">I like the programs, </text:p>
          </table:table-cell>
          <table:table-cell table:style-name="Table3.A1" office:value-type="string">
            <text:p text:style-name="P5">37.5</text:p>
          </table:table-cell>
        </table:table-row>
        <table:table-row table:style-name="Table3.2">
          <table:table-cell table:style-name="Table3.A1" office:value-type="string">
            <text:p text:style-name="P4">I watch due to peer pressure, </text:p>
          </table:table-cell>
          <table:table-cell table:style-name="Table3.A1" office:value-type="string">
            <text:p text:style-name="P5">30</text:p>
          </table:table-cell>
        </table:table-row>
        <table:table-row table:style-name="Table3.2">
          <table:table-cell table:style-name="Table3.A1" office:value-type="string">
            <text:p text:style-name="P4">I don’t know</text:p>
          </table:table-cell>
          <table:table-cell table:style-name="Table3.A1" office:value-type="string">
            <text:p text:style-name="P5">15</text:p>
          </table:table-cell>
        </table:table-row>
        <table:table-row table:style-name="Table3.2">
          <table:table-cell table:style-name="Table3.A1" office:value-type="string">
            <text:p text:style-name="P4">I do not watch, </text:p>
          </table:table-cell>
          <table:table-cell table:style-name="Table3.A1" office:value-type="string">
            <text:p text:style-name="P5">17.5</text:p>
          </table:table-cell>
        </table:table-row>
      </table:table>
      <text:p text:style-name="Standard"/>
      <text:p text:style-name="P3"/>
      <text:p text:style-name="P3">## <text:span text:style-name="T4">Visualizing categorical data </text:span></text:p>
      <text:p text:style-name="P3">- <text:span text:style-name="T4">Two commonly used visualization tools for categorical data are</text:span></text:p>
      <text:p text:style-name="P3"><text:tab/>- <text:span text:style-name="T4">Pie Charts.</text:span></text:p>
      <text:p text:style-name="P3"><text:tab/>- <text:span text:style-name="T4">Bar graphs</text:span></text:p>
      <text:p text:style-name="P3">- <text:span text:style-name="T4">Pie charts are less favored given that they use area to represent data.</text:span></text:p>
      <text:p text:style-name="P3"/>
      <text:p text:style-name="P3">- <text:span text:style-name="T4">The human mind finds it hard to interpret areas (angles).</text:span></text:p>
      <text:p text:style-name="P3"/>
      <text:p text:style-name="P3">- <text:span text:style-name="T4">The bar chart is easier for the human mind because its a matter of comparing heights. It is linear.</text:span></text:p>
      <text:p text:style-name="P3"/>
      <text:p text:style-name="P6">## <text:s/>Visualizing categorical data: The area principle</text:p>
      <text:p text:style-name="P6">- The best data displays observe a fundamental principle of graphing data called the area principle.</text:p>
      <text:p text:style-name="P6"/>
      <text:p text:style-name="P6">- - The area principle states that the area occupied by a part of the graph should correspond to the magnitude of the value it represents.</text:p>
      <text:p text:style-name="P6"/>
      <text:p text:style-name="P6">- That is why, in doing a bar graph, make sure the bars have the same widths. The comparison should only be on height. </text:p>
      <text:p text:style-name="P3"/>
      <text:p text:style-name="P7">## <text:span text:style-name="T5">V</text:span>isualizing categorical data: The Pie Chart</text:p>
      <text:p text:style-name="P6"/>
      <text:p text:style-name="P6"/>
      <text:p text:style-name="P7">## <text:span text:style-name="T5">V</text:span>isualizing categorical data: The bar graph</text:p>
      <text:p text:style-name="P6"/>
      <text:p text:style-name="P6"/>
      <text:p text:style-name="P6"/>
      <text:p text:style-name="P7"><text:span text:style-name="T5">## V</text:span>isualizing categorical data: <text:span text:style-name="T5">Exercise</text:span></text:p>
      <text:p text:style-name="P6"/>
      <text:p text:style-name="P6"/>
      <text:p text:style-name="P6">## Exploring Two Categorical Variables: Contingency Tables</text:p>
      <text:p text:style-name="P6"/>
      <text:p text:style-name="P6">- <text:span text:style-name="T6">Sometimes you have two categorical data that you want to summarise together.</text:span></text:p>
      <text:p text:style-name="P6"/>
      <text:p text:style-name="P6">- <text:span text:style-name="T6">In this case you may use a special type of frequency table called the contigency table.</text:span></text:p>
      <text:p text:style-name="P6"/>
      <text:p text:style-name="P6">- <text:span text:style-name="T6">The contigency table may present counts or proportions.</text:span></text:p>
      <text:p text:style-name="P6"/>
      <text:p text:style-name="P6">- <text:span text:style-name="T6">The one with proportions is a relative contigency table.</text:span></text:p>
      <text:p text:style-name="P6"/>
      <text:p text:style-name="P6"/>
      <text:p text:style-name="P6"/>
      <text:p text:style-name="P8"><text:soft-page-break/>## Exploring Two Categorical Variables: Contingency Tables</text:p>
      <text:p text:style-name="P8"/>
      <text:p text:style-name="P8">- <text:span text:style-name="T6">In the previous example, we add a variable for the sex of the respondents, Female or Male. 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2T08:10:25.410295085</meta:creation-date>
    <meta:generator>LibreOffice/7.1.2.2$Linux_X86_64 LibreOffice_project/10$Build-2</meta:generator>
    <dc:date>2021-04-22T12:09:11.484280394</dc:date>
    <meta:editing-duration>PT3H30M</meta:editing-duration>
    <meta:editing-cycles>8</meta:editing-cycles>
    <meta:document-statistic meta:table-count="3" meta:image-count="0" meta:object-count="0" meta:page-count="3" meta:paragraph-count="102" meta:word-count="648" meta:character-count="3536" meta:non-whitespace-character-count="2943"/>
  </office:meta>
</office:document-meta>
</file>